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Style_20_1" svg:stroke-color="#808080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31cm"/>
    </style:style>
    <style:style style:name="gr12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451cm" svg:y1="11.419cm" svg:x2="6.074cm" svg:y2="5.052cm" draw:start-shape="id1" draw:start-glue-point="4" draw:end-shape="id2" draw:end-glue-point="5" svg:d="m2451 11419v-6367h3623">
          <text:p/>
        </draw:connector>
        <draw:connector draw:style-name="gr1" draw:text-style-name="P1" draw:layer="layout" svg:x1="2.451cm" svg:y1="11.419cm" svg:x2="6.074cm" svg:y2="7.112cm" draw:start-shape="id1" draw:start-glue-point="4" draw:end-shape="id3" draw:end-glue-point="5" svg:d="m2451 11419v-4307h3623">
          <text:p/>
        </draw:connector>
        <draw:connector draw:style-name="gr1" draw:text-style-name="P1" draw:layer="layout" draw:line-skew="0.342cm" svg:x1="2.451cm" svg:y1="11.419cm" svg:x2="6.074cm" svg:y2="11.263cm" draw:start-shape="id1" draw:start-glue-point="4" draw:end-shape="id4" draw:end-glue-point="5" svg:d="m2451 11419v-158h2538v2h1085">
          <text:p/>
        </draw:connector>
        <draw:connector draw:style-name="gr2" draw:text-style-name="P1" draw:layer="layout" svg:x1="2.451cm" svg:y1="11.419cm" svg:x2="6.074cm" svg:y2="10.396cm" draw:start-shape="id1" draw:start-glue-point="4" draw:end-shape="id5" draw:end-glue-point="5" svg:d="m2451 11419v-1023h3623">
          <text:p/>
        </draw:connector>
        <draw:connector draw:style-name="gr2" draw:text-style-name="P1" draw:layer="layout" svg:x1="2.451cm" svg:y1="11.419cm" svg:x2="6.074cm" svg:y2="9.166cm" draw:start-shape="id1" draw:start-glue-point="4" draw:end-shape="id6" draw:end-glue-point="5" svg:d="m2451 11419v-2253h3623">
          <text:p/>
        </draw:connector>
        <draw:connector draw:style-name="gr2" draw:text-style-name="P1" draw:layer="layout" svg:x1="2.451cm" svg:y1="11.419cm" svg:x2="6.074cm" svg:y2="8.339cm" draw:start-shape="id1" draw:start-glue-point="4" draw:end-shape="id7" draw:end-glue-point="5" svg:d="m2451 11419v-3080h3623">
          <text:p/>
        </draw:connector>
        <draw:connector draw:style-name="gr2" draw:text-style-name="P1" draw:layer="layout" svg:x1="2.451cm" svg:y1="11.419cm" svg:x2="6.074cm" svg:y2="6.281cm" draw:start-shape="id1" draw:start-glue-point="4" draw:end-shape="id8" draw:end-glue-point="5" svg:d="m2451 11419v-5138h3623">
          <text:p/>
        </draw:connector>
        <draw:connector draw:style-name="gr2" draw:text-style-name="P1" draw:layer="layout" svg:x1="2.451cm" svg:y1="11.419cm" svg:x2="6.074cm" svg:y2="9.782cm" draw:start-shape="id1" draw:start-glue-point="4" draw:end-shape="id9" draw:end-glue-point="5" svg:d="m2451 11419v-1637h3623">
          <text:p/>
        </draw:connector>
        <draw:connector draw:style-name="gr2" draw:text-style-name="P1" draw:layer="layout" draw:line-skew="-0.536cm" svg:x1="3.904cm" svg:y1="12.128cm" svg:x2="6.074cm" svg:y2="12.491cm" draw:start-shape="id1" draw:start-glue-point="10" draw:end-shape="id10" draw:end-glue-point="5" svg:d="m3904 12128h549v363h1621">
          <text:p/>
        </draw:connector>
        <draw:connector draw:style-name="gr1" draw:text-style-name="P1" draw:layer="layout" draw:type="lines" draw:line-skew="-7.66cm" svg:x1="2.451cm" svg:y1="11.419cm" svg:x2="6.074cm" svg:y2="2.385cm" draw:start-shape="id1" draw:start-glue-point="4" draw:end-shape="id11" draw:end-glue-point="5" svg:d="m2451 11419v-8160l3122-874h501">
          <text:p/>
        </draw:connector>
        <draw:connector draw:style-name="gr2" draw:text-style-name="P1" draw:layer="layout" svg:x1="2.451cm" svg:y1="11.419cm" svg:x2="6.074cm" svg:y2="4.223cm" draw:start-shape="id1" draw:start-glue-point="4" draw:end-shape="id12" draw:end-glue-point="5" svg:d="m2451 11419v-7196h3623">
          <text:p/>
        </draw:connector>
        <draw:connector draw:style-name="gr2" draw:text-style-name="P1" draw:layer="layout" svg:x1="2.451cm" svg:y1="11.419cm" svg:x2="6.074cm" svg:y2="3.612cm" draw:start-shape="id1" draw:start-glue-point="4" draw:end-shape="id13" draw:end-glue-point="5" svg:d="m2451 11419v-7807h3623">
          <text:p/>
        </draw:connector>
        <draw:custom-shape draw:style-name="gr3" draw:text-style-name="P2" draw:id="id14" draw:layer="layout" svg:width="2.065cm" svg:height="0.516cm" svg:x="6.074cm" svg:y="1.323cm">
          <text:p text:style-name="P1"><text:span text:style-name="T1">Base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" draw:layer="layout" svg:width="2.064cm" svg:height="0.515cm" svg:x="6.074cm" svg:y="4.795cm">
          <text:p text:style-name="P1"><text:span text:style-name="T1">Magnitu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11" draw:layer="layout" svg:width="2.067cm" svg:height="0.515cm" svg:x="6.074cm" svg:y="2.128cm">
          <text:p text:style-name="P1"><text:span text:style-name="T1">Dur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3" draw:layer="layout" svg:width="1.806cm" svg:height="0.515cm" svg:x="6.074cm" svg:y="6.855cm">
          <text:p text:style-name="P1"><text:span text:style-name="T1">Are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6" draw:layer="layout" svg:width="1.485cm" svg:height="0.515cm" svg:x="6.074cm" svg:y="8.909cm">
          <text:p text:style-name="P1"><text:span text:style-name="T1">Rang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15" draw:layer="layout" svg:width="3.097cm" svg:height="0.646cm" svg:x="11.215cm" svg:y="1.84cm">
          <text:p text:style-name="P1"><text:span text:style-name="T1">Base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20" draw:layer="layout" svg:width="3.098cm" svg:height="0.645cm" svg:x="11.215cm" svg:y="5.282cm">
          <text:p text:style-name="P1"><text:span text:style-name="T1">Magnitude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16" draw:layer="layout" svg:width="3.097cm" svg:height="0.646cm" svg:x="11.215cm" svg:y="2.68cm">
          <text:p text:style-name="P1"><text:span text:style-name="T1">Duration Factor</text:span></text:p>
          <draw:enhanced-geometry svg:viewBox="0 0 21600 21600" draw:mirror-vertical="false" draw:mirror-horizont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17" draw:layer="layout" svg:width="3.097cm" svg:height="0.646cm" svg:x="11.215cm" svg:y="7.372cm">
          <text:p text:style-name="P1"><text:span text:style-name="T1">Area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18" draw:layer="layout" svg:width="3.097cm" svg:height="0.646cm" svg:x="11.215cm" svg:y="9.265cm">
          <text:p text:style-name="P1"><text:span text:style-name="T1">Range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139cm" svg:y1="1.58cm" svg:x2="11.215cm" svg:y2="2.162cm" draw:start-shape="id14" draw:start-glue-point="7" draw:end-shape="id15" draw:end-glue-point="5" svg:d="m8139 1580h500l2075 582h501">
          <text:p/>
        </draw:connector>
        <draw:connector draw:style-name="gr5" draw:text-style-name="P1" draw:layer="layout" draw:type="lines" svg:x1="8.141cm" svg:y1="2.385cm" svg:x2="11.215cm" svg:y2="3.002cm" draw:start-shape="id11" draw:start-glue-point="7" draw:end-shape="id16" draw:end-glue-point="5" svg:d="m8141 2385h500l2073 617h501">
          <text:p/>
        </draw:connector>
        <draw:connector draw:style-name="gr5" draw:text-style-name="P1" draw:layer="layout" draw:type="lines" svg:x1="7.88cm" svg:y1="7.112cm" svg:x2="11.215cm" svg:y2="7.694cm" draw:start-shape="id3" draw:start-glue-point="7" draw:end-shape="id17" draw:end-glue-point="5" svg:d="m7880 7112h501l2333 582h501">
          <text:p/>
        </draw:connector>
        <draw:connector draw:style-name="gr5" draw:text-style-name="P1" draw:layer="layout" draw:type="lines" svg:x1="7.559cm" svg:y1="9.166cm" svg:x2="11.215cm" svg:y2="9.587cm" draw:start-shape="id6" draw:start-glue-point="7" draw:end-shape="id18" draw:end-glue-point="5" svg:d="m7559 9166h500l2655 421h501">
          <text:p/>
        </draw:connector>
        <draw:custom-shape draw:style-name="gr4" draw:text-style-name="P2" draw:id="id21" draw:layer="layout" svg:width="3.097cm" svg:height="0.646cm" svg:x="11.183cm" svg:y="15.808cm">
          <text:p text:style-name="P1"><text:span text:style-name="T1">Skill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id="id19" draw:layer="layout" svg:width="5.985cm" svg:height="1.287cm" svg:x="17.182cm" svg:y="3.906cm">
          <text:p text:style-name="P1"><text:span text:style-name="T1">MGEF Callback if Present</text:span></text:p>
          <text:p text:style-name="P1"><text:span text:style-name="T1">Simple Multiply Otherwis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4.312cm" svg:y1="2.162cm" svg:x2="17.182cm" svg:y2="4.549cm" draw:start-shape="id15" draw:start-glue-point="7" draw:end-shape="id19" svg:d="m14312 2162h1435v2387h1435">
          <text:p/>
        </draw:connector>
        <draw:connector draw:style-name="gr5" draw:text-style-name="P1" draw:layer="layout" svg:x1="14.313cm" svg:y1="5.604cm" svg:x2="17.182cm" svg:y2="4.549cm" draw:start-shape="id20" draw:start-glue-point="7" draw:end-shape="id19" svg:d="m14313 5604h1435v-1055h1434">
          <text:p/>
        </draw:connector>
        <draw:connector draw:style-name="gr5" draw:text-style-name="P1" draw:layer="layout" svg:x1="14.312cm" svg:y1="3.002cm" svg:x2="17.182cm" svg:y2="4.549cm" draw:start-shape="id16" draw:start-glue-point="7" draw:end-shape="id19" svg:d="m14312 3002h1435v1547h1435">
          <text:p/>
        </draw:connector>
        <draw:connector draw:style-name="gr5" draw:text-style-name="P1" draw:layer="layout" svg:x1="14.312cm" svg:y1="7.694cm" svg:x2="17.182cm" svg:y2="4.549cm" draw:start-shape="id17" draw:start-glue-point="7" draw:end-shape="id19" svg:d="m14312 7694h1435v-3145h1435">
          <text:p/>
        </draw:connector>
        <draw:connector draw:style-name="gr5" draw:text-style-name="P1" draw:layer="layout" svg:x1="14.312cm" svg:y1="9.587cm" svg:x2="17.182cm" svg:y2="4.549cm" draw:start-shape="id18" draw:start-glue-point="7" draw:end-shape="id19" draw:end-glue-point="5" svg:d="m14312 9587h1435v-5038h1435">
          <text:p/>
        </draw:connector>
        <draw:connector draw:style-name="gr5" draw:text-style-name="P1" draw:layer="layout" draw:line-skew="0.854cm" svg:x1="14.28cm" svg:y1="16.13cm" svg:x2="17.182cm" svg:y2="4.549cm" draw:start-shape="id21" draw:start-glue-point="7" draw:end-shape="id19" draw:end-glue-point="5" svg:d="m14280 16130h2305v-11581h597">
          <text:p/>
        </draw:connector>
        <draw:custom-shape draw:style-name="gr6" draw:text-style-name="P2" draw:id="id36" draw:layer="layout" svg:width="5.129cm" svg:height="1.577cm" svg:x="18.733cm" svg:y="12.658cm">
          <text:p text:style-name="P1"><text:span text:style-name="T1">MetaMagic Callbacks,</text:span></text:p>
          <text:p text:style-name="P1"><text:span text:style-name="T1">in order of appearan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3" draw:id="id35" draw:layer="layout" svg:width="5.129cm" svg:height="1.577cm" svg:x="21.166cm" svg:y="8.3cm">
          <text:p text:style-name="P1"><text:span text:style-name="T2">Effect Item Cos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id="id46" draw:layer="layout" svg:width="4.031cm" svg:height="0.645cm" svg:x="22.909cm" svg:y="19.945cm">
          <text:p text:style-name="P1"><text:span text:style-name="T1">ALCH/INGR Gold 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id="id47" draw:layer="layout" svg:width="3.614cm" svg:height="0.645cm" svg:x="19.134cm" svg:y="19.945cm">
          <text:p text:style-name="P1"><text:span text:style-name="T1">Spell Magicka Cos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id="id48" draw:layer="layout" svg:width="3.517cm" svg:height="0.645cm" svg:x="15.489cm" svg:y="19.945cm">
          <text:p text:style-name="P1"><text:span text:style-name="T1">ENCH Charge 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id="id43" draw:layer="layout" svg:width="5.195cm" svg:height="0.645cm" svg:x="21.1cm" svg:y="1cm">
          <text:p text:style-name="P1"><text:span text:style-name="T1">ActiveEffect Effective 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3" draw:layer="layout" svg:width="1.485cm" svg:height="0.645cm" svg:x="2.355cm" svg:y="16.657cm">
          <text:p text:style-name="P1"><text:span text:style-name="T1">School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2" draw:layer="layout" svg:width="1.82cm" svg:height="0.515cm" svg:x="6.042cm" svg:y="16.235cm">
          <text:p text:style-name="P1"><text:span text:style-name="T1">Use Skill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5" draw:layer="layout" svg:width="1.563cm" svg:height="0.515cm" svg:x="6.042cm" svg:y="15.62cm">
          <text:p text:style-name="P1"><text:span text:style-name="T1">Skill AV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7.86cm" svg:y1="16.492cm" svg:x2="11.183cm" svg:y2="16.13cm" draw:start-shape="id22" draw:start-glue-point="7" draw:end-shape="id21" draw:end-glue-point="5" svg:d="m7860 16492h502l2320-362h501">
          <text:p/>
        </draw:connector>
        <draw:connector draw:style-name="gr5" draw:text-style-name="P1" draw:layer="layout" draw:type="line" svg:x1="3.097cm" svg:y1="16.657cm" svg:x2="3.097cm" svg:y2="16.007cm" draw:start-shape="id23" draw:start-glue-point="4" draw:end-shape="id24" svg:d="m3097 16657v-650">
          <text:p/>
        </draw:connector>
        <draw:connector draw:style-name="gr5" draw:text-style-name="P1" draw:layer="layout" draw:type="lines" svg:x1="7.605cm" svg:y1="15.877cm" svg:x2="11.183cm" svg:y2="16.13cm" draw:start-shape="id25" draw:start-glue-point="7" draw:end-shape="id21" draw:end-glue-point="5" svg:d="m7605 15877h500l2577 253h501">
          <text:p/>
        </draw:connector>
        <draw:custom-shape draw:style-name="gr3" draw:text-style-name="P2" draw:id="id12" draw:layer="layout" svg:width="3.531cm" svg:height="0.515cm" svg:x="6.074cm" svg:y="3.966cm">
          <text:p text:style-name="P1"><text:span text:style-name="T1">Const. Effect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138cm" svg:y1="5.052cm" svg:x2="11.215cm" svg:y2="5.604cm" draw:start-shape="id2" draw:start-glue-point="7" draw:end-shape="id20" draw:end-glue-point="5" svg:d="m8138 5052h501l2076 552h500">
          <text:p/>
        </draw:connector>
        <draw:connector draw:style-name="gr5" draw:text-style-name="P1" draw:layer="layout" draw:type="lines" svg:x1="9.603cm" svg:y1="4.223cm" svg:x2="11.215cm" svg:y2="3.002cm" draw:start-shape="id12" draw:start-glue-point="7" draw:end-shape="id16" draw:end-glue-point="5" svg:d="m9603 4223h501l610-1221h501">
          <text:p/>
        </draw:connector>
        <draw:custom-shape draw:style-name="gr3" draw:text-style-name="P2" draw:id="id13" draw:layer="layout" svg:width="2.709cm" svg:height="0.515cm" svg:x="6.074cm" svg:y="3.355cm">
          <text:p text:style-name="P1"><text:span text:style-name="T1">Duration Exp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8" draw:layer="layout" svg:width="2.709cm" svg:height="0.515cm" svg:x="6.074cm" svg:y="6.024cm">
          <text:p text:style-name="P1"><text:span text:style-name="T1">Magnitude <text:s/>Exp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7" draw:layer="layout" svg:width="2.709cm" svg:height="0.515cm" svg:x="6.074cm" svg:y="8.082cm">
          <text:p text:style-name="P1"><text:span text:style-name="T1">Area <text:s/>Exp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10" draw:layer="layout" svg:width="3.066cm" svg:height="0.515cm" svg:x="6.074cm" svg:y="12.234cm">
          <text:p text:style-name="P1"><text:span text:style-name="T1">Proj. Range <text:s/>Exp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9" draw:layer="layout" svg:width="2.709cm" svg:height="0.515cm" svg:x="6.074cm" svg:y="9.525cm">
          <text:p text:style-name="P1"><text:span text:style-name="T1">OnTouch Mult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5" draw:layer="layout" svg:width="2.709cm" svg:height="0.515cm" svg:x="6.074cm" svg:y="10.139cm">
          <text:p text:style-name="P1"><text:span text:style-name="T1">OnTarget Mult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9" draw:layer="layout" svg:width="2.709cm" svg:height="0.515cm" svg:x="6.074cm" svg:y="11.624cm">
          <text:p text:style-name="P1"><text:span text:style-name="T1">No Proj. Rang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6" draw:layer="layout" svg:width="3.196cm" svg:height="0.515cm" svg:x="6.074cm" svg:y="2.739cm">
          <text:p text:style-name="P1"><text:span text:style-name="T1">No Duration Fla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783cm" svg:y1="3.612cm" svg:x2="11.215cm" svg:y2="3.002cm" draw:start-shape="id13" draw:start-glue-point="7" draw:end-shape="id16" draw:end-glue-point="5" svg:d="m8783 3612h500l1431-610h501">
          <text:p/>
        </draw:connector>
        <draw:connector draw:style-name="gr5" draw:text-style-name="P1" draw:layer="layout" draw:type="lines" svg:x1="9.27cm" svg:y1="2.996cm" svg:x2="11.215cm" svg:y2="3.002cm" draw:start-shape="id26" draw:start-glue-point="7" draw:end-shape="id16" draw:end-glue-point="5" svg:d="m9270 2996h501l943 6h501">
          <text:p/>
        </draw:connector>
        <draw:custom-shape draw:style-name="gr3" draw:text-style-name="P2" draw:id="id27" draw:layer="layout" svg:width="3.196cm" svg:height="0.515cm" svg:x="6.074cm" svg:y="5.41cm">
          <text:p text:style-name="P1"><text:span text:style-name="T1">No Magnitude Fl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9.27cm" svg:y1="5.667cm" svg:x2="11.215cm" svg:y2="5.604cm" draw:start-shape="id27" draw:start-glue-point="7" draw:end-shape="id20" draw:end-glue-point="5" svg:d="m9270 5667h501l944-63h500">
          <text:p/>
        </draw:connector>
        <draw:connector draw:style-name="gr5" draw:text-style-name="P1" draw:layer="layout" draw:type="lines" svg:x1="8.783cm" svg:y1="6.281cm" svg:x2="11.215cm" svg:y2="5.604cm" draw:start-shape="id8" draw:start-glue-point="7" draw:end-shape="id20" draw:end-glue-point="5" svg:d="m8783 6281h500l1432-677h500">
          <text:p/>
        </draw:connector>
        <draw:custom-shape draw:style-name="gr3" draw:text-style-name="P2" draw:id="id28" draw:layer="layout" svg:width="2.709cm" svg:height="0.515cm" svg:x="6.074cm" svg:y="7.468cm">
          <text:p text:style-name="P1"><text:span text:style-name="T1">No Area Fl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783cm" svg:y1="7.725cm" svg:x2="11.215cm" svg:y2="7.694cm" draw:start-shape="id28" draw:start-glue-point="7" draw:end-shape="id17" draw:end-glue-point="5" svg:d="m8783 7725h500l1431-31h501">
          <text:p/>
        </draw:connector>
        <draw:connector draw:style-name="gr5" draw:text-style-name="P1" draw:layer="layout" draw:type="lines" svg:x1="8.783cm" svg:y1="8.339cm" svg:x2="11.215cm" svg:y2="7.694cm" draw:start-shape="id7" draw:start-glue-point="7" draw:end-shape="id17" draw:end-glue-point="5" svg:d="m8783 8339h500l1431-645h501">
          <text:p/>
        </draw:connector>
        <draw:connector draw:style-name="gr5" draw:text-style-name="P1" draw:layer="layout" draw:type="lines" svg:x1="8.783cm" svg:y1="9.782cm" svg:x2="11.215cm" svg:y2="9.587cm" draw:start-shape="id9" draw:start-glue-point="7" draw:end-shape="id18" draw:end-glue-point="5" svg:d="m8783 9782h500l1431-195h501">
          <text:p/>
        </draw:connector>
        <draw:connector draw:style-name="gr5" draw:text-style-name="P1" draw:layer="layout" draw:type="lines" svg:x1="8.783cm" svg:y1="10.396cm" svg:x2="11.215cm" svg:y2="9.587cm" draw:start-shape="id5" draw:start-glue-point="7" draw:end-shape="id18" draw:end-glue-point="5" svg:d="m8783 10396h500l1431-809h501">
          <text:p/>
        </draw:connector>
        <draw:custom-shape draw:style-name="gr3" draw:text-style-name="P2" draw:id="id4" draw:layer="layout" svg:width="2.551cm" svg:height="0.515cm" svg:x="6.074cm" svg:y="11.006cm">
          <text:p text:style-name="P1"><text:span text:style-name="T1">Proj. Rang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625cm" svg:y1="11.263cm" svg:x2="12.763cm" svg:y2="9.911cm" draw:start-shape="id4" draw:start-glue-point="7" draw:end-shape="id18" draw:end-glue-point="6" svg:d="m8625 11263h500l3638-851v-501">
          <text:p/>
        </draw:connector>
        <draw:connector draw:style-name="gr5" draw:text-style-name="P1" draw:layer="layout" draw:type="lines" svg:x1="8.783cm" svg:y1="11.881cm" svg:x2="12.763cm" svg:y2="9.911cm" draw:start-shape="id29" draw:start-glue-point="7" draw:end-shape="id18" draw:end-glue-point="6" svg:d="m8783 11881h500l3480-1469v-501">
          <text:p/>
        </draw:connector>
        <draw:connector draw:style-name="gr5" draw:text-style-name="P1" draw:layer="layout" draw:type="lines" svg:x1="9.14cm" svg:y1="12.491cm" svg:x2="12.763cm" svg:y2="9.911cm" draw:start-shape="id10" draw:start-glue-point="7" draw:end-shape="id18" draw:end-glue-point="6" svg:d="m9140 12491h501l3122-2079v-501">
          <text:p/>
        </draw:connector>
        <draw:custom-shape draw:style-name="gr9" draw:text-style-name="P2" draw:id="id31" draw:layer="layout" svg:width="2.904cm" svg:height="1.42cm" svg:x="1cm" svg:y="1cm">
          <text:p text:style-name="P1"><text:span text:style-name="T1">Effect Settin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1" draw:layer="layout" svg:width="2.904cm" svg:height="1.42cm" svg:x="1cm" svg:y="11.419cm">
          <text:p text:style-name="P1"><text:span text:style-name="T1">Effect Item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30" draw:layer="layout" svg:width="2.904cm" svg:height="1.42cm" svg:x="1cm" svg:y="18.268cm">
          <text:p text:style-name="P1"><text:span text:style-name="T1">Magic Item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24" draw:layer="layout" svg:width="2.904cm" svg:height="1.42cm" svg:x="1.645cm" svg:y="14.587cm">
          <text:p text:style-name="P1"><text:span text:style-name="T1">Magic Schoo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draw:type="lines" svg:x1="4.549cm" svg:y1="15.296cm" svg:x2="6.042cm" svg:y2="15.877cm" draw:start-shape="id24" draw:start-glue-point="10" draw:end-shape="id25" draw:end-glue-point="5" svg:d="m4549 15296h500l492 581h501">
          <text:p/>
        </draw:connector>
        <draw:connector draw:style-name="gr5" draw:text-style-name="P1" draw:layer="layout" draw:type="line" svg:x1="2.451cm" svg:y1="18.268cm" svg:x2="3.097cm" svg:y2="17.302cm" draw:start-shape="id30" draw:start-glue-point="4" draw:end-shape="id23" draw:end-glue-point="6" svg:d="m2451 18268 646-966">
          <text:p/>
        </draw:connector>
        <draw:connector draw:style-name="gr5" draw:text-style-name="P1" draw:layer="layout" draw:type="lines" svg:x1="3.904cm" svg:y1="18.977cm" svg:x2="6.042cm" svg:y2="16.492cm" draw:start-shape="id30" draw:start-glue-point="10" draw:end-shape="id22" svg:d="m3904 18977h500l1138-2485h500">
          <text:p/>
        </draw:connector>
        <draw:connector draw:style-name="gr10" draw:text-style-name="P1" draw:layer="layout" svg:x1="3.904cm" svg:y1="1.709cm" svg:x2="6.074cm" svg:y2="1.58cm" draw:start-shape="id31" draw:start-glue-point="10" draw:end-shape="id14" draw:end-glue-point="5" svg:d="m3904 1709h1085v-129h1085">
          <text:p/>
        </draw:connector>
        <draw:connector draw:style-name="gr10" draw:text-style-name="P1" draw:layer="layout" svg:x1="3.904cm" svg:y1="1.709cm" svg:x2="6.074cm" svg:y2="2.996cm" draw:start-shape="id31" draw:start-glue-point="10" draw:end-shape="id26" draw:end-glue-point="5" svg:d="m3904 1709h1085v1287h1085">
          <text:p/>
        </draw:connector>
        <draw:connector draw:style-name="gr10" draw:text-style-name="P1" draw:layer="layout" svg:x1="3.904cm" svg:y1="1.709cm" svg:x2="6.074cm" svg:y2="3.612cm" draw:start-shape="id31" draw:start-glue-point="10" draw:end-shape="id13" draw:end-glue-point="5" svg:d="m3904 1709h1085v1903h1085">
          <text:p/>
        </draw:connector>
        <draw:connector draw:style-name="gr10" draw:text-style-name="P1" draw:layer="layout" svg:x1="3.904cm" svg:y1="1.709cm" svg:x2="6.074cm" svg:y2="4.223cm" draw:start-shape="id31" draw:start-glue-point="10" draw:end-shape="id12" draw:end-glue-point="5" svg:d="m3904 1709h1085v2514h1085">
          <text:p/>
        </draw:connector>
        <draw:connector draw:style-name="gr10" draw:text-style-name="P1" draw:layer="layout" svg:x1="3.904cm" svg:y1="1.709cm" svg:x2="6.074cm" svg:y2="5.667cm" draw:start-shape="id31" draw:start-glue-point="10" draw:end-shape="id27" draw:end-glue-point="5" svg:d="m3904 1709h1085v3958h1085">
          <text:p/>
        </draw:connector>
        <draw:connector draw:style-name="gr10" draw:text-style-name="P1" draw:layer="layout" svg:x1="3.904cm" svg:y1="1.709cm" svg:x2="6.074cm" svg:y2="6.281cm" draw:start-shape="id31" draw:start-glue-point="10" draw:end-shape="id8" draw:end-glue-point="5" svg:d="m3904 1709h1085v4572h1085">
          <text:p/>
        </draw:connector>
        <draw:connector draw:style-name="gr10" draw:text-style-name="P1" draw:layer="layout" svg:x1="3.904cm" svg:y1="1.709cm" svg:x2="6.074cm" svg:y2="7.725cm" draw:start-shape="id31" draw:start-glue-point="10" draw:end-shape="id28" draw:end-glue-point="5" svg:d="m3904 1709h1085v6016h1085">
          <text:p/>
        </draw:connector>
        <draw:connector draw:style-name="gr10" draw:text-style-name="P1" draw:layer="layout" svg:x1="3.904cm" svg:y1="1.709cm" svg:x2="6.074cm" svg:y2="8.339cm" draw:start-shape="id31" draw:start-glue-point="10" draw:end-shape="id7" draw:end-glue-point="5" svg:d="m3904 1709h1085v6630h1085">
          <text:p/>
        </draw:connector>
        <draw:connector draw:style-name="gr10" draw:text-style-name="P1" draw:layer="layout" svg:x1="3.904cm" svg:y1="1.709cm" svg:x2="6.074cm" svg:y2="9.782cm" draw:start-shape="id31" draw:start-glue-point="10" draw:end-shape="id9" draw:end-glue-point="5" svg:d="m3904 1709h1085v8073h1085">
          <text:p/>
        </draw:connector>
        <draw:connector draw:style-name="gr10" draw:text-style-name="P1" draw:layer="layout" svg:x1="3.904cm" svg:y1="1.709cm" svg:x2="6.074cm" svg:y2="10.396cm" draw:start-shape="id31" draw:start-glue-point="10" draw:end-shape="id5" draw:end-glue-point="5" svg:d="m3904 1709h1085v8687h1085">
          <text:p/>
        </draw:connector>
        <draw:connector draw:style-name="gr10" draw:text-style-name="P1" draw:layer="layout" svg:x1="3.904cm" svg:y1="1.709cm" svg:x2="6.074cm" svg:y2="11.881cm" draw:start-shape="id31" draw:start-glue-point="10" draw:end-shape="id29" draw:end-glue-point="5" svg:d="m3904 1709h1085v10172h1085">
          <text:p/>
        </draw:connector>
        <draw:connector draw:style-name="gr10" draw:text-style-name="P1" draw:layer="layout" svg:x1="3.904cm" svg:y1="1.709cm" svg:x2="6.074cm" svg:y2="12.491cm" draw:start-shape="id31" draw:start-glue-point="10" draw:end-shape="id10" draw:end-glue-point="5" svg:d="m3904 1709h1085v10782h1085">
          <text:p/>
        </draw:connector>
        <draw:connector draw:style-name="gr1" draw:text-style-name="P1" draw:layer="layout" svg:x1="2.451cm" svg:y1="11.419cm" svg:x2="6.074cm" svg:y2="9.166cm" draw:start-shape="id1" draw:start-glue-point="4" draw:end-shape="id6" draw:end-glue-point="5" svg:d="m2451 11419v-2253h3623">
          <text:p/>
        </draw:connector>
        <draw:connector draw:style-name="gr5" draw:text-style-name="P1" draw:layer="layout" draw:type="lines" svg:x1="1.424cm" svg:y1="18.475cm" svg:x2="1.424cm" svg:y2="12.63cm" draw:start-shape="id30" draw:start-glue-point="5" draw:end-shape="id1" draw:end-glue-point="7" svg:d="m1424 18475v-707-4429-709">
          <text:p/>
        </draw:connector>
        <draw:custom-shape draw:style-name="gr3" draw:text-style-name="P2" draw:id="id33" draw:layer="layout" svg:width="2.896cm" svg:height="0.515cm" svg:x="5.977cm" svg:y="17.509cm">
          <text:p text:style-name="P1"><text:span text:style-name="T1">Cost Overrid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32" draw:layer="layout" svg:width="2.896cm" svg:height="0.515cm" svg:x="6.106cm" svg:y="14.071cm">
          <text:p text:style-name="P1"><text:span text:style-name="T1">Cost Overrid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" draw:text-style-name="P1" draw:layer="layout" draw:type="lines" draw:line-skew="-0.497cm" svg:x1="3.477cm" svg:y1="12.63cm" svg:x2="6.106cm" svg:y2="14.328cm" draw:start-shape="id1" draw:start-glue-point="9" draw:end-shape="id32" draw:end-glue-point="5" svg:d="m3477 12630v212l2129 1486h500">
          <text:p/>
        </draw:connector>
        <draw:connector draw:style-name="gr5" draw:text-style-name="P1" draw:layer="layout" draw:type="lines" svg:x1="3.904cm" svg:y1="18.977cm" svg:x2="5.977cm" svg:y2="17.766cm" draw:start-shape="id30" draw:start-glue-point="10" draw:end-shape="id33" draw:end-glue-point="5" svg:d="m3904 18977h500l1073-1211h500">
          <text:p/>
        </draw:connector>
        <draw:custom-shape draw:style-name="gr6" draw:text-style-name="P2" draw:id="id34" draw:layer="layout" svg:width="5.582cm" svg:height="1.287cm" svg:x="17.603cm" svg:y="6.522cm">
          <text:p text:style-name="P1"><text:span text:style-name="T1">EFIT Cost Override * Skill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line-skew="0.256cm" svg:x1="14.28cm" svg:y1="16.13cm" svg:x2="17.603cm" svg:y2="7.165cm" draw:start-shape="id21" draw:start-glue-point="7" draw:end-shape="id34" draw:end-glue-point="5" svg:d="m14280 16130h1918v-8965h1405">
          <text:p/>
        </draw:connector>
        <draw:connector draw:style-name="gr5" draw:text-style-name="P1" draw:layer="layout" draw:line-skew="2.895cm" svg:x1="9.002cm" svg:y1="14.328cm" svg:x2="17.603cm" svg:y2="7.165cm" draw:start-shape="id32" draw:start-glue-point="7" draw:end-shape="id34" svg:d="m9002 14328h7196v-7163h1405">
          <text:p/>
        </draw:connector>
        <draw:connector draw:style-name="gr10" draw:text-style-name="P1" draw:layer="layout" svg:x1="3.477cm" svg:y1="1.207cm" svg:x2="20.174cm" svg:y2="3.906cm" draw:start-shape="id31" draw:start-glue-point="11" draw:end-shape="id19" draw:end-glue-point="4" svg:d="m3477 1207v-707h16697v3406">
          <text:p/>
        </draw:connector>
        <draw:connector draw:style-name="gr5" draw:text-style-name="P1" draw:layer="layout" svg:x1="23.167cm" svg:y1="4.549cm" svg:x2="23.73cm" svg:y2="8.3cm" draw:start-shape="id19" draw:start-glue-point="7" draw:end-shape="id35" svg:d="m23167 4549h563v3751">
          <text:p/>
        </draw:connector>
        <draw:connector draw:style-name="gr5" draw:text-style-name="P1" draw:layer="layout" svg:x1="23.185cm" svg:y1="7.165cm" svg:x2="23.73cm" svg:y2="8.3cm" draw:start-shape="id34" draw:start-glue-point="7" draw:end-shape="id35" draw:end-glue-point="4" svg:d="m23185 7165h545v1135">
          <text:p/>
        </draw:connector>
        <draw:connector draw:style-name="gr5" draw:text-style-name="P1" draw:layer="layout" draw:type="lines" draw:line-skew="13.762cm" svg:x1="3.904cm" svg:y1="18.977cm" svg:x2="21.297cm" svg:y2="14.235cm" draw:start-shape="id30" draw:start-glue-point="10" draw:end-shape="id36" draw:end-glue-point="6" svg:d="m3904 18977h14262l3131-4242v-500">
          <text:p/>
        </draw:connector>
        <draw:custom-shape draw:style-name="gr6" draw:text-style-name="P2" draw:id="id37" draw:layer="layout" svg:width="5.582cm" svg:height="1.287cm" svg:x="11.955cm" svg:y="17.138cm">
          <text:p text:style-name="P1"><text:span text:style-name="T1">MGIT Cost Override * Skill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draw:line-skew="-0.114cm -1.26cm" svg:x1="8.873cm" svg:y1="17.766cm" svg:x2="11.955cm" svg:y2="17.781cm" draw:start-shape="id33" draw:start-glue-point="7" draw:end-shape="id37" draw:end-glue-point="5" svg:d="m8873 17766h387l935 15h1760">
          <text:p/>
        </draw:connector>
        <draw:connector draw:style-name="gr5" draw:text-style-name="P1" draw:layer="layout" svg:x1="14.28cm" svg:y1="16.13cm" svg:x2="14.745cm" svg:y2="17.138cm" draw:start-shape="id21" draw:start-glue-point="7" draw:end-shape="id37" draw:end-glue-point="4" svg:d="m14280 16130h465v1008">
          <text:p/>
        </draw:connector>
        <draw:custom-shape draw:style-name="gr6" draw:text-style-name="P2" draw:id="id38" draw:layer="layout" svg:width="5.129cm" svg:height="1.577cm" svg:x="18.733cm" svg:y="10.399cm">
          <text:p text:style-name="P1"><text:span text:style-name="T1">Sum over all EffectItem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26.295cm" svg:y1="9.088cm" svg:x2="23.862cm" svg:y2="11.187cm" draw:start-shape="id35" draw:start-glue-point="7" draw:end-shape="id38" draw:end-glue-point="7" svg:d="m26295 9088h500v2099h-2933">
          <text:p/>
        </draw:connector>
        <draw:connector draw:style-name="gr5" draw:text-style-name="P1" draw:layer="layout" svg:x1="21.297cm" svg:y1="11.976cm" svg:x2="21.297cm" svg:y2="12.658cm" draw:start-shape="id38" draw:start-glue-point="6" draw:end-shape="id36" draw:end-glue-point="4" svg:d="m21297 11976v682">
          <text:p/>
        </draw:connector>
        <draw:custom-shape draw:style-name="gr9" draw:text-style-name="P2" draw:id="id39" draw:layer="layout" svg:width="1.904cm" svg:height="0.9cm" svg:x="2.065cm" svg:y="13.457cm">
          <text:p text:style-name="P1"><text:span text:style-name="T1">Caster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draw:type="lines" draw:line-skew="-0.339cm" svg:x1="3.969cm" svg:y1="13.906cm" svg:x2="6.042cm" svg:y2="15.877cm" draw:start-shape="id39" draw:start-glue-point="10" draw:end-shape="id25" draw:end-glue-point="5" svg:d="m3969 13906h161l1411 1971h501">
          <text:p/>
        </draw:connector>
        <draw:custom-shape draw:style-name="gr7" draw:text-style-name="P3" draw:id="id40" draw:layer="layout" svg:width="5.129cm" svg:height="1.577cm" svg:x="21.811cm" svg:y="16.981cm">
          <text:p text:style-name="P1"><text:span text:style-name="T2">Magic Item Cos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23.862cm" svg:y1="13.446cm" svg:x2="24.375cm" svg:y2="16.981cm" draw:start-shape="id36" draw:start-glue-point="7" draw:end-shape="id40" draw:end-glue-point="4" svg:d="m23862 13446h513v3535">
          <text:p/>
        </draw:connector>
        <draw:connector draw:style-name="gr5" draw:text-style-name="P1" draw:layer="layout" draw:type="lines" draw:line-skew="-0.453cm -0.208cm" svg:x1="17.537cm" svg:y1="17.781cm" svg:x2="21.811cm" svg:y2="17.769cm" draw:start-shape="id37" draw:start-glue-point="7" draw:end-shape="id40" draw:end-glue-point="5" svg:d="m17537 17781h48l3517-12h709">
          <text:p/>
        </draw:connector>
        <draw:custom-shape draw:style-name="gr3" draw:text-style-name="P2" draw:id="id41" draw:layer="layout" svg:width="2.896cm" svg:height="0.515cm" svg:x="5.945cm" svg:y="18.155cm">
          <text:p text:style-name="P1"><text:span text:style-name="T1">Is AutoCalc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3.904cm" svg:y1="18.977cm" svg:x2="5.945cm" svg:y2="18.412cm" draw:start-shape="id30" draw:start-glue-point="10" draw:end-shape="id41" draw:end-glue-point="5" svg:d="m3904 18977h500l1041-565h500">
          <text:p/>
        </draw:connector>
        <draw:connector draw:style-name="gr5" draw:text-style-name="P1" draw:layer="layout" draw:type="lines" draw:line-skew="0cm -0.194cm" svg:x1="8.841cm" svg:y1="18.412cm" svg:x2="11.955cm" svg:y2="17.781cm" draw:start-shape="id41" draw:start-glue-point="7" draw:end-shape="id37" draw:end-glue-point="5" svg:d="m8841 18412h501l1919-631h694">
          <text:p/>
        </draw:connector>
        <draw:custom-shape draw:style-name="gr3" draw:text-style-name="P2" draw:id="id42" draw:layer="layout" svg:width="2.896cm" svg:height="0.515cm" svg:x="6.106cm" svg:y="14.685cm">
          <text:p text:style-name="P1"><text:span text:style-name="T1">Is AutoCalc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line-skew="2.895cm" svg:x1="9.002cm" svg:y1="14.942cm" svg:x2="17.603cm" svg:y2="7.165cm" draw:start-shape="id42" draw:start-glue-point="7" draw:end-shape="id34" draw:end-glue-point="5" svg:d="m9002 14942h7196v-7777h1405">
          <text:p/>
        </draw:connector>
        <draw:connector draw:style-name="gr5" draw:text-style-name="P1" draw:layer="layout" draw:type="lines" svg:x1="26.295cm" svg:y1="9.088cm" svg:x2="26.295cm" svg:y2="1.322cm" draw:start-shape="id35" draw:start-glue-point="7" draw:end-shape="id43" draw:end-glue-point="7" svg:d="m26295 9088h500v-7766h-500">
          <text:p/>
        </draw:connector>
        <draw:custom-shape draw:style-name="gr9" draw:text-style-name="P2" draw:id="id45" draw:layer="layout" svg:width="1.904cm" svg:height="0.9cm" svg:x="21.102cm" svg:y="2.551cm">
          <text:p text:style-name="P1"><text:span text:style-name="T1">Caster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44" draw:layer="layout" svg:width="1.904cm" svg:height="0.9cm" svg:x="17.876cm" svg:y="14.845cm">
          <text:p text:style-name="P1"><text:span text:style-name="T1">Caster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19.78cm" svg:y1="15.294cm" svg:x2="21.297cm" svg:y2="14.235cm" draw:start-shape="id44" draw:start-glue-point="10" draw:end-shape="id36" draw:end-glue-point="6" svg:d="m19780 15294h1517v-1059">
          <text:p/>
        </draw:connector>
        <draw:connector draw:style-name="gr5" draw:text-style-name="P1" draw:layer="layout" svg:x1="21.102cm" svg:y1="3cm" svg:x2="20.174cm" svg:y2="3.906cm" draw:start-shape="id45" draw:start-glue-point="6" draw:end-shape="id19" draw:end-glue-point="4" svg:d="m21102 3000h-928v906">
          <text:p/>
        </draw:connector>
        <draw:frame draw:style-name="gr11" draw:text-style-name="P4" draw:layer="layout" svg:width="11.648cm" svg:height="0.725cm" svg:x="1cm" svg:y="19.865cm">
          <draw:text-box>
            <text:p><text:span text:style-name="T3">* For 'Base' Magicka calcualtions, caster is always null</text:span></text:p>
          </draw:text-box>
        </draw:frame>
        <draw:connector draw:style-name="gr5" draw:text-style-name="P1" draw:layer="layout" draw:type="line" svg:x1="24.375cm" svg:y1="18.558cm" svg:x2="24.924cm" svg:y2="19.945cm" draw:start-shape="id40" draw:start-glue-point="6" draw:end-shape="id46" draw:end-glue-point="4" svg:d="m24375 18558 549 1387">
          <text:p/>
        </draw:connector>
        <draw:connector draw:style-name="gr5" draw:text-style-name="P1" draw:layer="layout" draw:type="line" svg:x1="24.375cm" svg:y1="18.558cm" svg:x2="20.94cm" svg:y2="19.945cm" draw:start-shape="id40" draw:start-glue-point="6" draw:end-shape="id47" draw:end-glue-point="4" svg:d="m24375 18558-3435 1387">
          <text:p/>
        </draw:connector>
        <draw:connector draw:style-name="gr5" draw:text-style-name="P1" draw:layer="layout" draw:type="line" svg:x1="24.375cm" svg:y1="18.558cm" svg:x2="17.246cm" svg:y2="19.945cm" draw:start-shape="id40" draw:start-glue-point="6" draw:end-shape="id48" draw:end-glue-point="4" svg:d="m24375 18558-7129 1387">
          <text:p/>
        </draw:connector>
        <draw:custom-shape draw:style-name="gr3" draw:text-style-name="P2" draw:id="id49" draw:layer="layout" svg:width="3.066cm" svg:height="0.515cm" svg:x="6.074cm" svg:y="13.138cm">
          <text:p text:style-name="P1"><text:span text:style-name="T1">Handler Params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s" draw:line-skew="-0.497cm -1.283cm" svg:x1="3.477cm" svg:y1="12.63cm" svg:x2="6.074cm" svg:y2="13.395cm" draw:start-shape="id1" draw:start-glue-point="9" draw:end-shape="id49" draw:end-glue-point="5" svg:d="m3477 12630v212l814 553h1783">
          <text:p/>
        </draw:connector>
        <draw:custom-shape draw:style-name="gr4" draw:text-style-name="P2" draw:id="id50" draw:layer="layout" svg:width="3.097cm" svg:height="0.646cm" svg:x="11.248cm" svg:y="13.073cm">
          <text:p text:style-name="P1"><text:span text:style-name="T1">Handler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9.14cm" svg:y1="13.395cm" svg:x2="11.248cm" svg:y2="13.395cm" draw:start-shape="id49" draw:start-glue-point="7" draw:end-shape="id50" draw:end-glue-point="5" svg:d="m9140 13395h2108">
          <text:p/>
        </draw:connector>
        <draw:connector draw:style-name="gr5" draw:text-style-name="P1" draw:layer="layout" draw:line-skew="-0.017cm" svg:x1="14.345cm" svg:y1="13.395cm" svg:x2="17.182cm" svg:y2="4.549cm" draw:start-shape="id50" draw:start-glue-point="7" draw:end-shape="id19" draw:end-glue-point="5" svg:d="m14345 13395h1401v-8846h1436">
          <text:p/>
        </draw:connector>
        <draw:connector draw:style-name="gr2" draw:text-style-name="P1" draw:layer="layout" draw:type="lines" draw:line-skew="-0.53cm 0.17cm" svg:x1="3.477cm" svg:y1="12.63cm" svg:x2="6.106cm" svg:y2="14.942cm" draw:start-shape="id1" draw:start-glue-point="9" draw:end-shape="id42" draw:end-glue-point="5" svg:d="m3477 12630v179l2299 2133h330">
          <text:p/>
        </draw:connector>
      </draw:page>
      <draw:page draw:name="page2" draw:style-name="dp1" draw:master-page-name="Default">
        <draw:connector draw:style-name="gr1" draw:text-style-name="P1" draw:layer="layout" svg:x1="2.451cm" svg:y1="11.919cm" svg:x2="6.074cm" svg:y2="5.552cm" draw:start-shape="id51" draw:start-glue-point="4" draw:end-shape="id52" draw:end-glue-point="5" svg:d="m2451 11919v-6367h3623">
          <text:p/>
        </draw:connector>
        <draw:connector draw:style-name="gr1" draw:text-style-name="P1" draw:layer="layout" svg:x1="2.451cm" svg:y1="11.919cm" svg:x2="6.074cm" svg:y2="7.612cm" draw:start-shape="id51" draw:start-glue-point="4" draw:end-shape="id53" draw:end-glue-point="5" svg:d="m2451 11919v-4307h3623">
          <text:p/>
        </draw:connector>
        <draw:connector draw:style-name="gr1" draw:text-style-name="P1" draw:layer="layout" draw:line-skew="0cm 0.342cm" svg:x1="2.451cm" svg:y1="11.919cm" svg:x2="6.074cm" svg:y2="11.763cm" draw:start-shape="id51" draw:start-glue-point="4" draw:end-shape="id54" draw:end-glue-point="5" svg:d="m2451 11919v-500h2880v344h743">
          <text:p/>
        </draw:connector>
        <draw:connector draw:style-name="gr2" draw:text-style-name="P1" draw:layer="layout" svg:x1="2.451cm" svg:y1="11.919cm" svg:x2="6.074cm" svg:y2="10.896cm" draw:start-shape="id51" draw:start-glue-point="4" draw:end-shape="id55" draw:end-glue-point="5" svg:d="m2451 11919v-1023h3623">
          <text:p/>
        </draw:connector>
        <draw:connector draw:style-name="gr2" draw:text-style-name="P1" draw:layer="layout" svg:x1="2.451cm" svg:y1="11.919cm" svg:x2="6.074cm" svg:y2="9.666cm" draw:start-shape="id51" draw:start-glue-point="4" draw:end-shape="id56" draw:end-glue-point="5" svg:d="m2451 11919v-2253h3623">
          <text:p/>
        </draw:connector>
        <draw:connector draw:style-name="gr2" draw:text-style-name="P1" draw:layer="layout" svg:x1="2.451cm" svg:y1="11.919cm" svg:x2="6.074cm" svg:y2="8.839cm" draw:start-shape="id51" draw:start-glue-point="4" draw:end-shape="id57" draw:end-glue-point="5" svg:d="m2451 11919v-3080h3623">
          <text:p/>
        </draw:connector>
        <draw:connector draw:style-name="gr2" draw:text-style-name="P1" draw:layer="layout" svg:x1="2.451cm" svg:y1="11.919cm" svg:x2="6.074cm" svg:y2="6.781cm" draw:start-shape="id51" draw:start-glue-point="4" draw:end-shape="id58" draw:end-glue-point="5" svg:d="m2451 11919v-5138h3623">
          <text:p/>
        </draw:connector>
        <draw:connector draw:style-name="gr2" draw:text-style-name="P1" draw:layer="layout" svg:x1="2.451cm" svg:y1="11.919cm" svg:x2="6.074cm" svg:y2="10.282cm" draw:start-shape="id51" draw:start-glue-point="4" draw:end-shape="id59" draw:end-glue-point="5" svg:d="m2451 11919v-1637h3623">
          <text:p/>
        </draw:connector>
        <draw:connector draw:style-name="gr2" draw:text-style-name="P1" draw:layer="layout" draw:line-skew="-0.536cm" svg:x1="3.904cm" svg:y1="12.628cm" svg:x2="6.074cm" svg:y2="12.991cm" draw:start-shape="id51" draw:start-glue-point="10" draw:end-shape="id60" draw:end-glue-point="5" svg:d="m3904 12628h549v363h1621">
          <text:p/>
        </draw:connector>
        <draw:connector draw:style-name="gr1" draw:text-style-name="P1" draw:layer="layout" draw:type="lines" draw:line-skew="-7.66cm" svg:x1="2.451cm" svg:y1="11.919cm" svg:x2="6.074cm" svg:y2="2.885cm" draw:start-shape="id51" draw:start-glue-point="4" draw:end-shape="id61" draw:end-glue-point="5" svg:d="m2451 11919v-8160l3122-874h501">
          <text:p/>
        </draw:connector>
        <draw:connector draw:style-name="gr2" draw:text-style-name="P1" draw:layer="layout" svg:x1="2.451cm" svg:y1="11.919cm" svg:x2="6.074cm" svg:y2="4.723cm" draw:start-shape="id51" draw:start-glue-point="4" draw:end-shape="id62" draw:end-glue-point="5" svg:d="m2451 11919v-7196h3623">
          <text:p/>
        </draw:connector>
        <draw:connector draw:style-name="gr2" draw:text-style-name="P1" draw:layer="layout" svg:x1="2.451cm" svg:y1="11.919cm" svg:x2="6.074cm" svg:y2="4.112cm" draw:start-shape="id51" draw:start-glue-point="4" draw:end-shape="id63" draw:end-glue-point="5" svg:d="m2451 11919v-7807h3623">
          <text:p/>
        </draw:connector>
        <draw:custom-shape draw:style-name="gr3" draw:text-style-name="P2" draw:id="id64" draw:layer="layout" svg:width="2.065cm" svg:height="0.516cm" svg:x="6.074cm" svg:y="1.823cm">
          <text:p text:style-name="P1"><text:span text:style-name="T1">Base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52" draw:layer="layout" svg:width="2.064cm" svg:height="0.515cm" svg:x="6.074cm" svg:y="5.295cm">
          <text:p text:style-name="P1"><text:span text:style-name="T1">Magnitu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61" draw:layer="layout" svg:width="2.067cm" svg:height="0.515cm" svg:x="6.074cm" svg:y="2.628cm">
          <text:p text:style-name="P1"><text:span text:style-name="T1">Dur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53" draw:layer="layout" svg:width="1.806cm" svg:height="0.515cm" svg:x="6.074cm" svg:y="7.355cm">
          <text:p text:style-name="P1"><text:span text:style-name="T1">Are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56" draw:layer="layout" svg:width="1.485cm" svg:height="0.515cm" svg:x="6.074cm" svg:y="9.409cm">
          <text:p text:style-name="P1"><text:span text:style-name="T1">Rang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65" draw:layer="layout" svg:width="3.097cm" svg:height="0.646cm" svg:x="11.215cm" svg:y="2.34cm">
          <text:p text:style-name="P1"><text:span text:style-name="T1">Base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70" draw:layer="layout" svg:width="3.098cm" svg:height="0.645cm" svg:x="11.215cm" svg:y="5.782cm">
          <text:p text:style-name="P1"><text:span text:style-name="T1">Magnitude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66" draw:layer="layout" svg:width="3.097cm" svg:height="0.646cm" svg:x="11.215cm" svg:y="3.18cm">
          <text:p text:style-name="P1"><text:span text:style-name="T1">Duration Factor</text:span></text:p>
          <draw:enhanced-geometry svg:viewBox="0 0 21600 21600" draw:mirror-vertical="false" draw:mirror-horizont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67" draw:layer="layout" svg:width="3.097cm" svg:height="0.646cm" svg:x="11.215cm" svg:y="7.872cm">
          <text:p text:style-name="P1"><text:span text:style-name="T1">Area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68" draw:layer="layout" svg:width="3.097cm" svg:height="0.646cm" svg:x="11.215cm" svg:y="9.765cm">
          <text:p text:style-name="P1"><text:span text:style-name="T1">Range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draw:type="lines" svg:x1="8.139cm" svg:y1="2.08cm" svg:x2="11.215cm" svg:y2="2.662cm" draw:start-shape="id64" draw:start-glue-point="7" draw:end-shape="id65" draw:end-glue-point="5" svg:d="m8139 2080h500l2075 582h501">
          <text:p/>
        </draw:connector>
        <draw:connector draw:style-name="gr13" draw:text-style-name="P1" draw:layer="layout" draw:type="lines" svg:x1="8.141cm" svg:y1="2.885cm" svg:x2="11.215cm" svg:y2="3.502cm" draw:start-shape="id61" draw:start-glue-point="7" draw:end-shape="id66" draw:end-glue-point="5" svg:d="m8141 2885h500l2073 617h501">
          <text:p/>
        </draw:connector>
        <draw:connector draw:style-name="gr13" draw:text-style-name="P1" draw:layer="layout" draw:type="lines" svg:x1="7.88cm" svg:y1="7.612cm" svg:x2="11.215cm" svg:y2="8.194cm" draw:start-shape="id53" draw:start-glue-point="7" draw:end-shape="id67" draw:end-glue-point="5" svg:d="m7880 7612h501l2333 582h501">
          <text:p/>
        </draw:connector>
        <draw:connector draw:style-name="gr13" draw:text-style-name="P1" draw:layer="layout" draw:type="lines" svg:x1="7.559cm" svg:y1="9.666cm" svg:x2="11.215cm" svg:y2="10.087cm" draw:start-shape="id56" draw:start-glue-point="7" draw:end-shape="id68" draw:end-glue-point="5" svg:d="m7559 9666h500l2655 421h501">
          <text:p/>
        </draw:connector>
        <draw:custom-shape draw:style-name="gr4" draw:text-style-name="P2" draw:id="id72" draw:layer="layout" svg:width="3.097cm" svg:height="0.646cm" svg:x="11.183cm" svg:y="16.308cm">
          <text:p text:style-name="P1"><text:span text:style-name="T1">Skill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id="id69" draw:layer="layout" svg:width="5.985cm" svg:height="1.287cm" svg:x="17.182cm" svg:y="4.406cm">
          <text:p text:style-name="P1"><text:span text:style-name="T1">MGEF Callback if Present</text:span></text:p>
          <text:p text:style-name="P1"><text:span text:style-name="T1">Simple Multiply Otherwis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14.312cm" svg:y1="2.662cm" svg:x2="17.182cm" svg:y2="5.049cm" draw:start-shape="id65" draw:start-glue-point="7" draw:end-shape="id69" svg:d="m14312 2662h1435v2387h1435">
          <text:p/>
        </draw:connector>
        <draw:connector draw:style-name="gr13" draw:text-style-name="P1" draw:layer="layout" svg:x1="14.313cm" svg:y1="6.104cm" svg:x2="17.182cm" svg:y2="5.049cm" draw:start-shape="id70" draw:start-glue-point="7" draw:end-shape="id69" svg:d="m14313 6104h1435v-1055h1434">
          <text:p/>
        </draw:connector>
        <draw:connector draw:style-name="gr13" draw:text-style-name="P1" draw:layer="layout" svg:x1="14.312cm" svg:y1="3.502cm" svg:x2="17.182cm" svg:y2="5.049cm" draw:start-shape="id66" draw:start-glue-point="7" draw:end-shape="id69" svg:d="m14312 3502h1435v1547h1435">
          <text:p/>
        </draw:connector>
        <draw:connector draw:style-name="gr13" draw:text-style-name="P1" draw:layer="layout" svg:x1="14.312cm" svg:y1="8.194cm" svg:x2="17.182cm" svg:y2="5.049cm" draw:start-shape="id67" draw:start-glue-point="7" draw:end-shape="id69" svg:d="m14312 8194h1435v-3145h1435">
          <text:p/>
        </draw:connector>
        <draw:connector draw:style-name="gr13" draw:text-style-name="P1" draw:layer="layout" svg:x1="14.312cm" svg:y1="10.087cm" svg:x2="17.182cm" svg:y2="5.049cm" draw:start-shape="id68" draw:start-glue-point="7" draw:end-shape="id69" draw:end-glue-point="5" svg:d="m14312 10087h1435v-5038h1435">
          <text:p/>
        </draw:connector>
        <draw:custom-shape draw:style-name="gr6" draw:text-style-name="P2" draw:id="id85" draw:layer="layout" svg:width="5.129cm" svg:height="1.577cm" svg:x="18.733cm" svg:y="13.158cm">
          <text:p text:style-name="P1"><text:span text:style-name="T1">MetaMagic Callbacks,</text:span></text:p>
          <text:p text:style-name="P1"><text:span text:style-name="T1">in reverse order of appearan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3" draw:id="id96" draw:layer="layout" svg:width="5.129cm" svg:height="1.577cm" svg:x="21.166cm" svg:y="8.8cm">
          <text:p text:style-name="P1"><text:span text:style-name="T2">Effect Item Cos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73" draw:layer="layout" svg:width="1.485cm" svg:height="0.645cm" svg:x="2.355cm" svg:y="17.157cm">
          <text:p text:style-name="P1"><text:span text:style-name="T1">School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71" draw:layer="layout" svg:width="1.82cm" svg:height="0.515cm" svg:x="6.042cm" svg:y="16.735cm">
          <text:p text:style-name="P1"><text:span text:style-name="T1">Use Skill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75" draw:layer="layout" svg:width="1.563cm" svg:height="0.515cm" svg:x="6.042cm" svg:y="16.12cm">
          <text:p text:style-name="P1"><text:span text:style-name="T1">Skill AV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7.86cm" svg:y1="16.992cm" svg:x2="11.183cm" svg:y2="16.63cm" draw:start-shape="id71" draw:start-glue-point="7" draw:end-shape="id72" draw:end-glue-point="5" svg:d="m7860 16992h502l2320-362h501">
          <text:p/>
        </draw:connector>
        <draw:connector draw:style-name="gr5" draw:text-style-name="P1" draw:layer="layout" draw:type="line" svg:x1="3.097cm" svg:y1="17.157cm" svg:x2="3.097cm" svg:y2="16.507cm" draw:start-shape="id73" draw:start-glue-point="4" draw:end-shape="id74" svg:d="m3097 17157v-650">
          <text:p/>
        </draw:connector>
        <draw:connector draw:style-name="gr5" draw:text-style-name="P1" draw:layer="layout" draw:type="lines" svg:x1="7.605cm" svg:y1="16.377cm" svg:x2="11.183cm" svg:y2="16.63cm" draw:start-shape="id75" draw:start-glue-point="7" draw:end-shape="id72" draw:end-glue-point="5" svg:d="m7605 16377h500l2577 253h501">
          <text:p/>
        </draw:connector>
        <draw:custom-shape draw:style-name="gr3" draw:text-style-name="P2" draw:id="id62" draw:layer="layout" svg:width="3.531cm" svg:height="0.515cm" svg:x="6.074cm" svg:y="4.466cm">
          <text:p text:style-name="P1"><text:span text:style-name="T1">Const. Effect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draw:type="lines" svg:x1="8.138cm" svg:y1="5.552cm" svg:x2="11.215cm" svg:y2="6.104cm" draw:start-shape="id52" draw:start-glue-point="7" draw:end-shape="id70" draw:end-glue-point="5" svg:d="m8138 5552h501l2076 552h500">
          <text:p/>
        </draw:connector>
        <draw:connector draw:style-name="gr5" draw:text-style-name="P1" draw:layer="layout" draw:type="lines" svg:x1="9.603cm" svg:y1="4.723cm" svg:x2="11.215cm" svg:y2="3.502cm" draw:start-shape="id62" draw:start-glue-point="7" draw:end-shape="id66" draw:end-glue-point="5" svg:d="m9603 4723h501l610-1221h501">
          <text:p/>
        </draw:connector>
        <draw:custom-shape draw:style-name="gr3" draw:text-style-name="P2" draw:id="id63" draw:layer="layout" svg:width="2.709cm" svg:height="0.515cm" svg:x="6.074cm" svg:y="3.855cm">
          <text:p text:style-name="P1"><text:span text:style-name="T1">Duration Exp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58" draw:layer="layout" svg:width="2.709cm" svg:height="0.515cm" svg:x="6.074cm" svg:y="6.524cm">
          <text:p text:style-name="P1"><text:span text:style-name="T1">Magnitude <text:s/>Exp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57" draw:layer="layout" svg:width="2.709cm" svg:height="0.515cm" svg:x="6.074cm" svg:y="8.582cm">
          <text:p text:style-name="P1"><text:span text:style-name="T1">Area <text:s/>Exp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60" draw:layer="layout" svg:width="3.066cm" svg:height="0.515cm" svg:x="6.074cm" svg:y="12.734cm">
          <text:p text:style-name="P1"><text:span text:style-name="T1">Proj. Range <text:s/>Exp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59" draw:layer="layout" svg:width="2.709cm" svg:height="0.515cm" svg:x="6.074cm" svg:y="10.025cm">
          <text:p text:style-name="P1"><text:span text:style-name="T1">OnTouch Mult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55" draw:layer="layout" svg:width="2.709cm" svg:height="0.515cm" svg:x="6.074cm" svg:y="10.639cm">
          <text:p text:style-name="P1"><text:span text:style-name="T1">OnTarget Mult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79" draw:layer="layout" svg:width="2.709cm" svg:height="0.515cm" svg:x="6.074cm" svg:y="12.124cm">
          <text:p text:style-name="P1"><text:span text:style-name="T1">No Proj. Rang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76" draw:layer="layout" svg:width="3.196cm" svg:height="0.515cm" svg:x="6.074cm" svg:y="3.239cm">
          <text:p text:style-name="P1"><text:span text:style-name="T1">No Duration Fla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783cm" svg:y1="4.112cm" svg:x2="11.215cm" svg:y2="3.502cm" draw:start-shape="id63" draw:start-glue-point="7" draw:end-shape="id66" draw:end-glue-point="5" svg:d="m8783 4112h500l1431-610h501">
          <text:p/>
        </draw:connector>
        <draw:connector draw:style-name="gr5" draw:text-style-name="P1" draw:layer="layout" draw:type="lines" svg:x1="9.27cm" svg:y1="3.496cm" svg:x2="11.215cm" svg:y2="3.502cm" draw:start-shape="id76" draw:start-glue-point="7" draw:end-shape="id66" draw:end-glue-point="5" svg:d="m9270 3496h501l943 6h501">
          <text:p/>
        </draw:connector>
        <draw:custom-shape draw:style-name="gr3" draw:text-style-name="P2" draw:id="id77" draw:layer="layout" svg:width="3.196cm" svg:height="0.515cm" svg:x="6.074cm" svg:y="5.91cm">
          <text:p text:style-name="P1"><text:span text:style-name="T1">No Magnitude Fl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9.27cm" svg:y1="6.167cm" svg:x2="11.215cm" svg:y2="6.104cm" draw:start-shape="id77" draw:start-glue-point="7" draw:end-shape="id70" draw:end-glue-point="5" svg:d="m9270 6167h501l944-63h500">
          <text:p/>
        </draw:connector>
        <draw:connector draw:style-name="gr5" draw:text-style-name="P1" draw:layer="layout" draw:type="lines" svg:x1="8.783cm" svg:y1="6.781cm" svg:x2="11.215cm" svg:y2="6.104cm" draw:start-shape="id58" draw:start-glue-point="7" draw:end-shape="id70" draw:end-glue-point="5" svg:d="m8783 6781h500l1432-677h500">
          <text:p/>
        </draw:connector>
        <draw:custom-shape draw:style-name="gr3" draw:text-style-name="P2" draw:id="id78" draw:layer="layout" svg:width="2.709cm" svg:height="0.515cm" svg:x="6.074cm" svg:y="7.968cm">
          <text:p text:style-name="P1"><text:span text:style-name="T1">No Area Fl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783cm" svg:y1="8.225cm" svg:x2="11.215cm" svg:y2="8.194cm" draw:start-shape="id78" draw:start-glue-point="7" draw:end-shape="id67" draw:end-glue-point="5" svg:d="m8783 8225h500l1431-31h501">
          <text:p/>
        </draw:connector>
        <draw:connector draw:style-name="gr5" draw:text-style-name="P1" draw:layer="layout" draw:type="lines" svg:x1="8.783cm" svg:y1="8.839cm" svg:x2="11.215cm" svg:y2="8.194cm" draw:start-shape="id57" draw:start-glue-point="7" draw:end-shape="id67" draw:end-glue-point="5" svg:d="m8783 8839h500l1431-645h501">
          <text:p/>
        </draw:connector>
        <draw:connector draw:style-name="gr5" draw:text-style-name="P1" draw:layer="layout" draw:type="lines" svg:x1="8.783cm" svg:y1="10.282cm" svg:x2="11.215cm" svg:y2="10.087cm" draw:start-shape="id59" draw:start-glue-point="7" draw:end-shape="id68" draw:end-glue-point="5" svg:d="m8783 10282h500l1431-195h501">
          <text:p/>
        </draw:connector>
        <draw:connector draw:style-name="gr5" draw:text-style-name="P1" draw:layer="layout" draw:type="lines" svg:x1="8.783cm" svg:y1="10.896cm" svg:x2="11.215cm" svg:y2="10.087cm" draw:start-shape="id55" draw:start-glue-point="7" draw:end-shape="id68" draw:end-glue-point="5" svg:d="m8783 10896h500l1431-809h501">
          <text:p/>
        </draw:connector>
        <draw:custom-shape draw:style-name="gr3" draw:text-style-name="P2" draw:id="id54" draw:layer="layout" svg:width="2.551cm" svg:height="0.515cm" svg:x="6.074cm" svg:y="11.506cm">
          <text:p text:style-name="P1"><text:span text:style-name="T1">Proj. Rang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draw:type="lines" svg:x1="8.625cm" svg:y1="11.763cm" svg:x2="12.763cm" svg:y2="10.411cm" draw:start-shape="id54" draw:start-glue-point="7" draw:end-shape="id68" draw:end-glue-point="6" svg:d="m8625 11763h500l3638-851v-501">
          <text:p/>
        </draw:connector>
        <draw:connector draw:style-name="gr5" draw:text-style-name="P1" draw:layer="layout" draw:type="lines" svg:x1="8.783cm" svg:y1="12.381cm" svg:x2="12.763cm" svg:y2="10.411cm" draw:start-shape="id79" draw:start-glue-point="7" draw:end-shape="id68" draw:end-glue-point="6" svg:d="m8783 12381h500l3480-1469v-501">
          <text:p/>
        </draw:connector>
        <draw:connector draw:style-name="gr5" draw:text-style-name="P1" draw:layer="layout" draw:type="lines" svg:x1="9.14cm" svg:y1="12.991cm" svg:x2="12.763cm" svg:y2="10.411cm" draw:start-shape="id60" draw:start-glue-point="7" draw:end-shape="id68" draw:end-glue-point="6" svg:d="m9140 12991h501l3122-2079v-501">
          <text:p/>
        </draw:connector>
        <draw:custom-shape draw:style-name="gr9" draw:text-style-name="P2" draw:id="id81" draw:layer="layout" svg:width="2.904cm" svg:height="1.42cm" svg:x="1cm" svg:y="1.5cm">
          <text:p text:style-name="P1"><text:span text:style-name="T1">Effect Settin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51" draw:layer="layout" svg:width="2.904cm" svg:height="1.42cm" svg:x="1cm" svg:y="11.919cm">
          <text:p text:style-name="P1"><text:span text:style-name="T1">Effect Item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80" draw:layer="layout" svg:width="2.904cm" svg:height="1.42cm" svg:x="1cm" svg:y="18.768cm">
          <text:p text:style-name="P1"><text:span text:style-name="T1">Magic Item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74" draw:layer="layout" svg:width="2.904cm" svg:height="1.42cm" svg:x="1.645cm" svg:y="15.087cm">
          <text:p text:style-name="P1"><text:span text:style-name="T1">Magic Schoo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draw:type="lines" svg:x1="4.549cm" svg:y1="15.796cm" svg:x2="6.042cm" svg:y2="16.377cm" draw:start-shape="id74" draw:start-glue-point="10" draw:end-shape="id75" draw:end-glue-point="5" svg:d="m4549 15796h500l492 581h501">
          <text:p/>
        </draw:connector>
        <draw:connector draw:style-name="gr5" draw:text-style-name="P1" draw:layer="layout" draw:type="line" svg:x1="2.451cm" svg:y1="18.768cm" svg:x2="3.097cm" svg:y2="17.802cm" draw:start-shape="id80" draw:start-glue-point="4" draw:end-shape="id73" draw:end-glue-point="6" svg:d="m2451 18768 646-966">
          <text:p/>
        </draw:connector>
        <draw:connector draw:style-name="gr5" draw:text-style-name="P1" draw:layer="layout" draw:type="lines" svg:x1="3.904cm" svg:y1="19.477cm" svg:x2="6.042cm" svg:y2="16.992cm" draw:start-shape="id80" draw:start-glue-point="10" draw:end-shape="id71" svg:d="m3904 19477h500l1138-2485h500">
          <text:p/>
        </draw:connector>
        <draw:connector draw:style-name="gr10" draw:text-style-name="P1" draw:layer="layout" svg:x1="3.904cm" svg:y1="2.209cm" svg:x2="6.074cm" svg:y2="2.08cm" draw:start-shape="id81" draw:start-glue-point="10" draw:end-shape="id64" draw:end-glue-point="5" svg:d="m3904 2209h1085v-129h1085">
          <text:p/>
        </draw:connector>
        <draw:connector draw:style-name="gr10" draw:text-style-name="P1" draw:layer="layout" svg:x1="3.904cm" svg:y1="2.209cm" svg:x2="6.074cm" svg:y2="3.496cm" draw:start-shape="id81" draw:start-glue-point="10" draw:end-shape="id76" draw:end-glue-point="5" svg:d="m3904 2209h1085v1287h1085">
          <text:p/>
        </draw:connector>
        <draw:connector draw:style-name="gr10" draw:text-style-name="P1" draw:layer="layout" svg:x1="3.904cm" svg:y1="2.209cm" svg:x2="6.074cm" svg:y2="4.112cm" draw:start-shape="id81" draw:start-glue-point="10" draw:end-shape="id63" draw:end-glue-point="5" svg:d="m3904 2209h1085v1903h1085">
          <text:p/>
        </draw:connector>
        <draw:connector draw:style-name="gr10" draw:text-style-name="P1" draw:layer="layout" svg:x1="3.904cm" svg:y1="2.209cm" svg:x2="6.074cm" svg:y2="4.723cm" draw:start-shape="id81" draw:start-glue-point="10" draw:end-shape="id62" draw:end-glue-point="5" svg:d="m3904 2209h1085v2514h1085">
          <text:p/>
        </draw:connector>
        <draw:connector draw:style-name="gr10" draw:text-style-name="P1" draw:layer="layout" svg:x1="3.904cm" svg:y1="2.209cm" svg:x2="6.074cm" svg:y2="6.167cm" draw:start-shape="id81" draw:start-glue-point="10" draw:end-shape="id77" draw:end-glue-point="5" svg:d="m3904 2209h1085v3958h1085">
          <text:p/>
        </draw:connector>
        <draw:connector draw:style-name="gr10" draw:text-style-name="P1" draw:layer="layout" svg:x1="3.904cm" svg:y1="2.209cm" svg:x2="6.074cm" svg:y2="6.781cm" draw:start-shape="id81" draw:start-glue-point="10" draw:end-shape="id58" draw:end-glue-point="5" svg:d="m3904 2209h1085v4572h1085">
          <text:p/>
        </draw:connector>
        <draw:connector draw:style-name="gr10" draw:text-style-name="P1" draw:layer="layout" svg:x1="3.904cm" svg:y1="2.209cm" svg:x2="6.074cm" svg:y2="8.225cm" draw:start-shape="id81" draw:start-glue-point="10" draw:end-shape="id78" draw:end-glue-point="5" svg:d="m3904 2209h1085v6016h1085">
          <text:p/>
        </draw:connector>
        <draw:connector draw:style-name="gr10" draw:text-style-name="P1" draw:layer="layout" svg:x1="3.904cm" svg:y1="2.209cm" svg:x2="6.074cm" svg:y2="8.839cm" draw:start-shape="id81" draw:start-glue-point="10" draw:end-shape="id57" draw:end-glue-point="5" svg:d="m3904 2209h1085v6630h1085">
          <text:p/>
        </draw:connector>
        <draw:connector draw:style-name="gr10" draw:text-style-name="P1" draw:layer="layout" svg:x1="3.904cm" svg:y1="2.209cm" svg:x2="6.074cm" svg:y2="10.282cm" draw:start-shape="id81" draw:start-glue-point="10" draw:end-shape="id59" draw:end-glue-point="5" svg:d="m3904 2209h1085v8073h1085">
          <text:p/>
        </draw:connector>
        <draw:connector draw:style-name="gr10" draw:text-style-name="P1" draw:layer="layout" svg:x1="3.904cm" svg:y1="2.209cm" svg:x2="6.074cm" svg:y2="10.896cm" draw:start-shape="id81" draw:start-glue-point="10" draw:end-shape="id55" draw:end-glue-point="5" svg:d="m3904 2209h1085v8687h1085">
          <text:p/>
        </draw:connector>
        <draw:connector draw:style-name="gr10" draw:text-style-name="P1" draw:layer="layout" svg:x1="3.904cm" svg:y1="2.209cm" svg:x2="6.074cm" svg:y2="12.381cm" draw:start-shape="id81" draw:start-glue-point="10" draw:end-shape="id79" draw:end-glue-point="5" svg:d="m3904 2209h1085v10172h1085">
          <text:p/>
        </draw:connector>
        <draw:connector draw:style-name="gr1" draw:text-style-name="P1" draw:layer="layout" svg:x1="2.451cm" svg:y1="11.919cm" svg:x2="6.074cm" svg:y2="9.666cm" draw:start-shape="id51" draw:start-glue-point="4" draw:end-shape="id56" draw:end-glue-point="5" svg:d="m2451 11919v-2253h3623">
          <text:p/>
        </draw:connector>
        <draw:connector draw:style-name="gr5" draw:text-style-name="P1" draw:layer="layout" draw:type="lines" svg:x1="1.424cm" svg:y1="18.975cm" svg:x2="1.424cm" svg:y2="13.13cm" draw:start-shape="id80" draw:start-glue-point="5" draw:end-shape="id51" draw:end-glue-point="7" svg:d="m1424 18975v-707-4429-709">
          <text:p/>
        </draw:connector>
        <draw:custom-shape draw:style-name="gr3" draw:text-style-name="P2" draw:id="id83" draw:layer="layout" svg:width="2.896cm" svg:height="0.515cm" svg:x="5.977cm" svg:y="18.009cm">
          <text:p text:style-name="P1"><text:span text:style-name="T1">Cost Overrid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82" draw:layer="layout" svg:width="2.896cm" svg:height="0.515cm" svg:x="6.106cm" svg:y="14.571cm">
          <text:p text:style-name="P1"><text:span text:style-name="T1">Cost Overrid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" draw:text-style-name="P1" draw:layer="layout" draw:type="lines" svg:x1="3.477cm" svg:y1="13.13cm" svg:x2="6.106cm" svg:y2="14.828cm" draw:start-shape="id51" draw:start-glue-point="9" draw:end-shape="id82" draw:end-glue-point="5" svg:d="m3477 13130v709l2129 989h500">
          <text:p/>
        </draw:connector>
        <draw:connector draw:style-name="gr5" draw:text-style-name="P1" draw:layer="layout" draw:type="lines" svg:x1="3.904cm" svg:y1="19.477cm" svg:x2="5.977cm" svg:y2="18.266cm" draw:start-shape="id80" draw:start-glue-point="10" draw:end-shape="id83" draw:end-glue-point="5" svg:d="m3904 19477h500l1073-1211h500">
          <text:p/>
        </draw:connector>
        <draw:custom-shape draw:style-name="gr6" draw:text-style-name="P2" draw:id="id84" draw:layer="layout" svg:width="5.582cm" svg:height="1.287cm" svg:x="17.603cm" svg:y="7.022cm">
          <text:p text:style-name="P1"><text:span text:style-name="T1">EFIT Cost Override * Skill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line-skew="0.256cm" svg:x1="14.28cm" svg:y1="16.63cm" svg:x2="17.603cm" svg:y2="7.665cm" draw:start-shape="id72" draw:start-glue-point="7" draw:end-shape="id84" draw:end-glue-point="5" svg:d="m14280 16630h1918v-8965h1405">
          <text:p/>
        </draw:connector>
        <draw:connector draw:style-name="gr13" draw:text-style-name="P1" draw:layer="layout" draw:line-skew="2.895cm" svg:x1="9.002cm" svg:y1="14.828cm" svg:x2="17.603cm" svg:y2="7.665cm" draw:start-shape="id82" draw:start-glue-point="7" draw:end-shape="id84" svg:d="m9002 14828h7196v-7163h1405">
          <text:p/>
        </draw:connector>
        <draw:connector draw:style-name="gr10" draw:text-style-name="P1" draw:layer="layout" svg:x1="3.477cm" svg:y1="1.707cm" svg:x2="20.174cm" svg:y2="4.406cm" draw:start-shape="id81" draw:start-glue-point="11" draw:end-shape="id69" draw:end-glue-point="4" svg:d="m3477 1707v-707h16697v3406">
          <text:p/>
        </draw:connector>
        <draw:connector draw:style-name="gr5" draw:text-style-name="P1" draw:layer="layout" svg:x1="3.904cm" svg:y1="19.477cm" svg:x2="21.297cm" svg:y2="14.735cm" draw:start-shape="id80" draw:start-glue-point="10" draw:end-shape="id85" draw:end-glue-point="6" svg:d="m3904 19477h17393v-4742">
          <text:p/>
        </draw:connector>
        <draw:custom-shape draw:style-name="gr6" draw:text-style-name="P2" draw:id="id86" draw:layer="layout" svg:width="5.582cm" svg:height="1.287cm" svg:x="11.987cm" svg:y="17.606cm">
          <text:p text:style-name="P1"><text:span text:style-name="T1">MGIT Cost Override * Skill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draw:type="lines" draw:line-skew="-0.114cm -1.26cm" svg:x1="8.873cm" svg:y1="18.266cm" svg:x2="11.987cm" svg:y2="18.249cm" draw:start-shape="id83" draw:start-glue-point="7" draw:end-shape="id86" draw:end-glue-point="5" svg:d="m8873 18266h387l967-17h1760">
          <text:p/>
        </draw:connector>
        <draw:connector draw:style-name="gr5" draw:text-style-name="P1" draw:layer="layout" svg:x1="14.28cm" svg:y1="16.63cm" svg:x2="14.777cm" svg:y2="17.606cm" draw:start-shape="id72" draw:start-glue-point="7" draw:end-shape="id86" draw:end-glue-point="4" svg:d="m14280 16630h497v976">
          <text:p/>
        </draw:connector>
        <draw:custom-shape draw:style-name="gr6" draw:text-style-name="P2" draw:id="id95" draw:layer="layout" svg:width="5.129cm" svg:height="1.577cm" svg:x="18.733cm" svg:y="10.899cm">
          <text:p text:style-name="P1"><text:span text:style-name="T1">Split over all EffectItem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draw:id="id87" draw:layer="layout" svg:width="1.904cm" svg:height="0.9cm" svg:x="2.065cm" svg:y="13.957cm">
          <text:p text:style-name="P1"><text:span text:style-name="T1">Caster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draw:type="lines" draw:line-skew="-0.339cm" svg:x1="3.969cm" svg:y1="14.406cm" svg:x2="6.042cm" svg:y2="16.377cm" draw:start-shape="id87" draw:start-glue-point="10" draw:end-shape="id75" draw:end-glue-point="5" svg:d="m3969 14406h161l1411 1971h501">
          <text:p/>
        </draw:connector>
        <draw:custom-shape draw:style-name="gr7" draw:text-style-name="P3" draw:id="id94" draw:layer="layout" svg:width="5.129cm" svg:height="1.577cm" svg:x="21.811cm" svg:y="17.48cm">
          <text:p text:style-name="P1"><text:span text:style-name="T2">Magic Item Cos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88" draw:layer="layout" svg:width="2.896cm" svg:height="0.515cm" svg:x="5.945cm" svg:y="18.655cm">
          <text:p text:style-name="P1"><text:span text:style-name="T1">Is AutoCalc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3.904cm" svg:y1="19.477cm" svg:x2="5.945cm" svg:y2="18.912cm" draw:start-shape="id80" draw:start-glue-point="10" draw:end-shape="id88" draw:end-glue-point="5" svg:d="m3904 19477h500l1041-565h500">
          <text:p/>
        </draw:connector>
        <draw:connector draw:style-name="gr5" draw:text-style-name="P1" draw:layer="layout" draw:type="lines" draw:line-skew="0cm -0.194cm" svg:x1="8.841cm" svg:y1="18.912cm" svg:x2="11.987cm" svg:y2="18.249cm" draw:start-shape="id88" draw:start-glue-point="7" draw:end-shape="id86" draw:end-glue-point="5" svg:d="m8841 18912h501l1951-663h694">
          <text:p/>
        </draw:connector>
        <draw:custom-shape draw:style-name="gr3" draw:text-style-name="P2" draw:id="id89" draw:layer="layout" svg:width="2.896cm" svg:height="0.515cm" svg:x="6.106cm" svg:y="15.185cm">
          <text:p text:style-name="P1"><text:span text:style-name="T1">Is AutoCalc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line-skew="2.895cm" svg:x1="9.002cm" svg:y1="15.442cm" svg:x2="17.603cm" svg:y2="7.665cm" draw:start-shape="id89" draw:start-glue-point="7" draw:end-shape="id84" draw:end-glue-point="5" svg:d="m9002 15442h7196v-7777h1405">
          <text:p/>
        </draw:connector>
        <draw:custom-shape draw:style-name="gr9" draw:text-style-name="P2" draw:id="id91" draw:layer="layout" svg:width="1.904cm" svg:height="0.9cm" svg:x="21.102cm" svg:y="3.051cm">
          <text:p text:style-name="P1"><text:span text:style-name="T1">Caster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90" draw:layer="layout" svg:width="1.904cm" svg:height="0.9cm" svg:x="17.876cm" svg:y="15.345cm">
          <text:p text:style-name="P1"><text:span text:style-name="T1">Caster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19.78cm" svg:y1="15.794cm" svg:x2="21.297cm" svg:y2="14.735cm" draw:start-shape="id90" draw:start-glue-point="10" draw:end-shape="id85" draw:end-glue-point="6" svg:d="m19780 15794h1517v-1059">
          <text:p/>
        </draw:connector>
        <draw:connector draw:style-name="gr5" draw:text-style-name="P1" draw:layer="layout" svg:x1="21.102cm" svg:y1="3.5cm" svg:x2="20.174cm" svg:y2="4.406cm" draw:start-shape="id91" draw:start-glue-point="6" draw:end-shape="id69" draw:end-glue-point="4" svg:d="m21102 3500h-928v906">
          <text:p/>
        </draw:connector>
        <draw:frame draw:style-name="gr11" draw:text-style-name="P4" draw:layer="layout" svg:width="11.648cm" svg:height="0.725cm" svg:x="1cm" svg:y="20.365cm">
          <draw:text-box>
            <text:p><text:span text:style-name="T3">* For 'Base' Magicka calcualtions, caster is always null</text:span></text:p>
          </draw:text-box>
        </draw:frame>
        <draw:custom-shape draw:style-name="gr3" draw:text-style-name="P2" draw:id="id92" draw:layer="layout" svg:width="3.066cm" svg:height="0.515cm" svg:x="6.074cm" svg:y="13.638cm">
          <text:p text:style-name="P1"><text:span text:style-name="T1">Handler Params.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s" draw:line-skew="0cm -1.283cm" svg:x1="3.477cm" svg:y1="13.13cm" svg:x2="6.074cm" svg:y2="13.895cm" draw:start-shape="id51" draw:start-glue-point="9" draw:end-shape="id92" draw:end-glue-point="5" svg:d="m3477 13130v709l814 56h1783">
          <text:p/>
        </draw:connector>
        <draw:custom-shape draw:style-name="gr4" draw:text-style-name="P2" draw:id="id93" draw:layer="layout" svg:width="3.097cm" svg:height="0.646cm" svg:x="11.248cm" svg:y="13.573cm">
          <text:p text:style-name="P1"><text:span text:style-name="T1">Handler Facto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9.14cm" svg:y1="13.895cm" svg:x2="11.248cm" svg:y2="13.895cm" draw:start-shape="id92" draw:start-glue-point="7" draw:end-shape="id93" draw:end-glue-point="5" svg:d="m9140 13895h2108">
          <text:p/>
        </draw:connector>
        <draw:connector draw:style-name="gr2" draw:text-style-name="P1" draw:layer="layout" draw:type="lines" draw:line-skew="0cm 0.17cm" svg:x1="3.477cm" svg:y1="13.13cm" svg:x2="6.106cm" svg:y2="15.442cm" draw:start-shape="id51" draw:start-glue-point="9" draw:end-shape="id89" draw:end-glue-point="5" svg:d="m3477 13130v709l2299 1603h330">
          <text:p/>
        </draw:connector>
        <draw:connector draw:style-name="gr5" draw:text-style-name="P1" draw:layer="layout" draw:type="lines" svg:x1="24.375cm" svg:y1="17.48cm" svg:x2="23.862cm" svg:y2="13.946cm" draw:start-shape="id94" draw:start-glue-point="4" draw:end-shape="id85" draw:end-glue-point="7" svg:d="m24375 17480v-501l-13-3033h-500">
          <text:p/>
        </draw:connector>
        <draw:connector draw:style-name="gr5" draw:text-style-name="P1" draw:layer="layout" draw:type="lines" svg:x1="21.297cm" svg:y1="13.158cm" svg:x2="21.297cm" svg:y2="12.476cm" draw:start-shape="id85" draw:start-glue-point="4" draw:end-shape="id95" draw:end-glue-point="6" svg:d="m21297 13158v-501 319-500">
          <text:p/>
        </draw:connector>
        <draw:connector draw:style-name="gr5" draw:text-style-name="P1" draw:layer="layout" svg:x1="23.862cm" svg:y1="11.687cm" svg:x2="26.295cm" svg:y2="9.588cm" draw:start-shape="id95" draw:start-glue-point="7" draw:end-shape="id96" draw:end-glue-point="7" svg:d="m23862 11687h2933v-2099h-500">
          <text:p/>
        </draw:connector>
        <draw:connector draw:style-name="gr5" draw:text-style-name="P1" draw:layer="layout" svg:x1="23.73cm" svg:y1="8.8cm" svg:x2="23.167cm" svg:y2="5.049cm" draw:start-shape="id96" draw:start-glue-point="4" draw:end-shape="id69" draw:end-glue-point="7" svg:d="m23730 8800v-3751h-563">
          <text:p/>
        </draw:connector>
        <draw:connector draw:style-name="gr5" draw:text-style-name="P1" draw:layer="layout" svg:x1="23.73cm" svg:y1="8.8cm" svg:x2="23.185cm" svg:y2="7.665cm" draw:start-shape="id96" draw:start-glue-point="4" draw:end-shape="id84" draw:end-glue-point="7" svg:d="m23730 8800v-1135h-545">
          <text:p/>
        </draw:connector>
        <draw:connector draw:style-name="gr13" draw:text-style-name="P1" draw:layer="layout" draw:line-skew="-0.017cm" svg:x1="14.345cm" svg:y1="13.895cm" svg:x2="17.182cm" svg:y2="5.049cm" draw:start-shape="id93" draw:start-glue-point="7" draw:end-shape="id69" draw:end-glue-point="5" svg:d="m14345 13895h1401v-8846h1436">
          <text:p/>
        </draw:connector>
        <draw:connector draw:style-name="gr5" draw:text-style-name="P1" draw:layer="layout" svg:x1="21.811cm" svg:y1="18.268cm" svg:x2="17.569cm" svg:y2="18.249cm" draw:start-shape="id94" draw:start-glue-point="5" draw:end-shape="id86" draw:end-glue-point="7" svg:d="m21811 18268h-2121v-19h-2121">
          <text:p/>
        </draw:connector>
        <draw:connector draw:style-name="gr5" draw:text-style-name="P1" draw:layer="layout" draw:line-skew="0.822cm" svg:x1="14.28cm" svg:y1="16.63cm" svg:x2="17.182cm" svg:y2="5.049cm" draw:start-shape="id72" draw:start-glue-point="7" draw:end-shape="id69" draw:end-glue-point="5" svg:d="m14280 16630h2273v-11581h6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Style_20_1" draw:display-name="Line Style 1" draw:style="rect" draw:dots1="1" draw:dots1-length="0.508cm" draw:dots2="1" draw:dots2-length="0.508cm" draw:distance="0.08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Roush</meta:initial-creator>
    <meta:creation-date>2011-04-01T14:19:43.49</meta:creation-date>
    <dc:date>2011-04-04T22:18:27.67</dc:date>
    <dc:creator>John Roush</dc:creator>
    <meta:editing-duration>PT08H40M51S</meta:editing-duration>
    <meta:editing-cycles>18</meta:editing-cycles>
    <meta:generator>OpenOffice.org/3.0$Win32 OpenOffice.org_project/300m15$Build-9379</meta:generator>
    <meta:document-statistic meta:object-count="259"/>
    <meta:user-defined meta:name="Info 1"/>
    <meta:user-defined meta:name="Info 2"/>
    <meta:user-defined meta:name="Info 3"/>
    <meta:user-defined meta:name="Info 4"/>
  </office:meta>
</office:document-meta>
</file>